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size="13pt" style:font-size-asian="12pt" style:font-size-complex="12pt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2pt" style:font-size-complex="12pt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  <style:text-properties fo:font-size="8pt"/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9" style:family="paragraph">
      <style:paragraph-properties fo:text-align="center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1" style:family="paragraph">
      <style:paragraph-properties fo:line-height="100%" fo:text-align="start" loext:tab-stop-distance="0cm">
        <style:tab-stops/>
      </style:paragraph-properties>
      <style:text-properties fo:font-size="8pt"/>
    </style:style>
    <style:style style:name="P12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13" style:family="paragraph">
      <style:paragraph-properties fo:line-height="100%" fo:text-align="center" loext:tab-stop-distance="0cm">
        <style:tab-stops/>
      </style:paragraph-properties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8pt" style:font-style-asian="italic" style:font-size-complex="8pt" style:font-style-complex="italic"/>
    </style:style>
    <style:style style:name="T1" style:family="text">
      <style:text-properties fo:color="#000000" loext:opacity="100%" style:font-name="GOST type B" fo:font-style="italic" style:font-name-asian="GOST type B" style:font-size-asian="12pt" style:font-style-asian="italic" style:font-name-complex="GOST type B" style:font-size-complex="12pt" style:font-style-complex="italic"/>
    </style:style>
    <style:style style:name="T2" style:family="text">
      <style:text-properties style:font-name="GOST type B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" fo:font-style="italic" style:font-size-asian="5pt" style:font-style-asian="italic" style:font-size-complex="5pt" style:font-style-complex="italic"/>
    </style:style>
    <style:style style:name="T4" style:family="text">
      <style:text-properties style:font-name="GOST type B" fo:font-style="italic" style:font-style-asian="italic" style:font-style-complex="italic"/>
    </style:style>
    <style:style style:name="T5" style:family="text">
      <style:text-properties style:font-name="GOST type B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Графический интерфейс пользователя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2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3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2">№ </text:span><text:span text:style-name="T2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2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2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3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3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3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3">Лист 3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3">Листов 3</text:span></text:p>
          </draw:text-box>
        </draw:frame>
        <draw:frame draw:style-name="gr12" draw:text-style-name="P10" draw:layer="layout" svg:width="11.065cm" svg:height="1.413cm" svg:x="7.959cm" svg:y="23.93cm">
          <draw:text-box>
            <text:p text:style-name="P9"><text:span text:style-name="T4">ГУИР.400401.018.007 ПЛ</text:span></text:p>
          </draw:text-box>
        </draw:frame>
        <draw:frame draw:style-name="gr8" draw:text-style-name="P12" draw:layer="layout" svg:width="1.454cm" svg:height="0.442cm" svg:x="2.072cm" svg:y="26.333cm">
          <draw:text-box>
            <text:p text:style-name="P11"><text:span text:style-name="T2">Разраб.</text:span></text:p>
          </draw:text-box>
        </draw:frame>
        <draw:frame draw:style-name="gr8" draw:text-style-name="P12" draw:layer="layout" svg:width="2.079cm" svg:height="0.442cm" svg:x="3.675cm" svg:y="26.333cm">
          <draw:text-box>
            <text:p text:style-name="P11"><text:span text:style-name="T2">Дмитрук</text:span></text:p>
          </draw:text-box>
        </draw:frame>
        <draw:frame draw:style-name="gr13" draw:text-style-name="P12" draw:layer="layout" svg:width="1.455cm" svg:height="0.443cm" svg:x="2.065cm" svg:y="26.811cm">
          <draw:text-box>
            <text:p text:style-name="P11"><text:span text:style-name="T2">Пров.</text:span></text:p>
          </draw:text-box>
        </draw:frame>
        <draw:frame draw:style-name="gr13" draw:text-style-name="P12" draw:layer="layout" svg:width="1.452cm" svg:height="0.443cm" svg:x="2.068cm" svg:y="27.277cm">
          <draw:text-box>
            <text:p text:style-name="P11"><text:span text:style-name="T2">Рец.</text:span></text:p>
          </draw:text-box>
        </draw:frame>
        <draw:frame draw:style-name="gr9" draw:text-style-name="P12" draw:layer="layout" svg:width="1.454cm" svg:height="0.444cm" svg:x="2.058cm" svg:y="27.746cm">
          <draw:text-box>
            <text:p text:style-name="P11"><text:span text:style-name="T2">Н.контр.</text:span></text:p>
          </draw:text-box>
        </draw:frame>
        <draw:frame draw:style-name="gr10" draw:text-style-name="P12" draw:layer="layout" svg:width="1.454cm" svg:height="0.44cm" svg:x="2.058cm" svg:y="28.234cm">
          <draw:text-box>
            <text:p text:style-name="P11"><text:span text:style-name="T2">Утв.</text:span></text:p>
          </draw:text-box>
        </draw:frame>
        <draw:frame draw:style-name="gr13" draw:text-style-name="P12" draw:layer="layout" svg:width="2.08cm" svg:height="0.443cm" svg:x="3.64cm" svg:y="26.789cm">
          <draw:text-box>
            <text:p text:style-name="P11"><text:span text:style-name="T2">Калиновская</text:span></text:p>
          </draw:text-box>
        </draw:frame>
        <draw:frame draw:style-name="gr8" draw:text-style-name="P12" draw:layer="layout" svg:width="2.081cm" svg:height="0.442cm" svg:x="3.686cm" svg:y="27.766cm">
          <draw:text-box>
            <text:p text:style-name="P11"><text:span text:style-name="T2">Калиновская</text:span></text:p>
          </draw:text-box>
        </draw:frame>
        <draw:frame draw:style-name="gr11" draw:text-style-name="P12" draw:layer="layout" svg:width="2.079cm" svg:height="0.441cm" svg:x="3.682cm" svg:y="28.224cm">
          <draw:text-box>
            <text:p text:style-name="P11"><text:span text:style-name="T2">Марков</text:span></text:p>
          </draw:text-box>
        </draw:frame>
        <draw:frame draw:style-name="gr8" draw:text-style-name="P14" draw:layer="layout" svg:width="1.789cm" svg:height="0.442cm" svg:x="17.211cm" svg:y="29.258cm">
          <draw:text-box>
            <text:p text:style-name="P13"><text:span text:style-name="T5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21:18.638000000</meta:creation-date>
    <dc:date>2024-12-08T03:21:28.189000000</dc:date>
    <meta:editing-duration>PT9S</meta:editing-duration>
    <meta:editing-cycles>1</meta:editing-cycles>
    <meta:document-statistic meta:object-count="56"/>
    <meta:generator>LibreOffice/7.6.2.1$Windows_X86_64 LibreOffice_project/56f7684011345957bbf33a7ee678afaf4d2ba333</meta:generator>
  </office:meta>
</office:document-meta>
</file>